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P1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8" draw:text-style-name="P9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9" draw:text-style-name="P10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 10" draw:style-name="gr5" draw:text-style-name="P7" svg:width="0.1335in" svg:height="0.1335in" svg:x="0.4201in" svg:y="0.4201in"><text:p/><draw:enhanced-geometry svg:viewBox="0 0 21600 21600" draw:type="rectangle" draw:enhanced-path="M 0 0 L 21600 0 21600 21600 0 21600 0 0 Z N"/></draw:custom-shape><draw:custom-shape text:anchor-type="paragraph" draw:z-index="18" draw:name="Shape 12" draw:style-name="gr3" draw:text-style-name="P5" svg:width="0.1358in" svg:height="0.1358in" svg:x="3.4256in" svg:y="0.415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1" draw:name="Shape 15" draw:style-name="gr2" draw:text-style-name="P4" svg:width="0.1335in" svg:height="0.1335in" svg:x="0.3835in" svg:y="0.160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" draw:style-name="gr7" draw:text-style-name="P8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3" draw:text-style-name="P13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7" draw:style-name="gr5" draw:text-style-name="P7" svg:width="0.1335in" svg:height="0.1335in" svg:x="0.43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11" draw:style-name="gr4" draw:text-style-name="P6" svg:width="0.1343in" svg:height="0.1343in" svg:x="0.3902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4" draw:text-style-name="P14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6" draw:style-name="gr1" draw:text-style-name="P3" svg:width="0.1335in" svg:height="0.1335in" svg:x="0.4146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6" draw:style-name="gr6" draw:text-style-name="P8" svg:width="0.1358in" svg:height="0.1358in" svg:x="0.4063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1" draw:text-style-name="P12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8" draw:style-name="gr5" draw:text-style-name="P7" svg:width="0.1335in" svg:height="0.1335in" svg:x="0.41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9" draw:text-style-name="P10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4" draw:style-name="gr3" draw:text-style-name="P5" svg:width="0.1358in" svg:height="0.1358in" svg:x="0.45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2" draw:text-style-name="P9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7" draw:style-name="gr1" draw:text-style-name="P3" svg:width="0.1335in" svg:height="0.1335in" svg:x="0.4075in" svg:y="0.154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7" draw:text-style-name="P8" svg:width="0.1335in" svg:height="0.1335in" svg:x="0.427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10" draw:text-style-name="P11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5" draw:name="Shape 9" draw:style-name="gr5" draw:text-style-name="P7" svg:width="0.1335in" svg:height="0.1335in" svg:x="0.381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10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3" draw:style-name="gr3" draw:text-style-name="P5" svg:width="0.1358in" svg:height="0.1358in" svg:x="0.430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8" draw:text-style-name="P9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19:11:57.228087423</dc:date>
    <meta:editing-duration>PT1H42M33S</meta:editing-duration>
    <meta:editing-cycles>1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